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7"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background-color="#ffffff"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fo:language="zxx" fo:country="none" fo:background-color="#ffffff" style:font-name-asian="Georgia" style:font-size-asian="10.5pt" style:language-asian="zxx" style:country-asian="none" style:font-name-complex="Georgia" style:font-size-complex="10.5pt" style:language-complex="zxx" style:country-complex="none"/>
    </style:style>
    <style:style style:name="P10"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language="zxx" fo:country="none" fo:background-color="#ffffff" style:font-name-asian="Georgia" style:font-size-asian="10.5pt" style:language-asian="zxx" style:country-asian="none" style:font-name-complex="Georgia" style:font-size-complex="10.5pt" style:language-complex="zxx" style:country-complex="none"/>
    </style:style>
    <style:style style:name="P11" style:family="paragraph" style:parent-style-name="Standard">
      <style:paragraph-properties fo:margin-left="0in" fo:margin-right="0in" fo:margin-top="0in" fo:margin-bottom="0in" fo:line-height="100%" fo:text-indent="0in" style:auto-text-indent="false"/>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2"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13" style:family="paragraph" style:parent-style-name="Standard">
      <style:paragraph-properties fo:margin-top="0in" fo:margin-bottom="0in" fo:line-height="100%"/>
      <style:text-properties fo:color="#000000" style:font-name="Georgia" fo:font-size="10.5pt" fo:language="zxx" fo:country="none" style:text-underline-style="solid" style:text-underline-width="auto" style:text-underline-color="font-color" fo:background-color="#ffffff" style:font-name-asian="Georgia" style:font-size-asian="10.5pt" style:language-asian="zxx" style:country-asian="none" style:font-name-complex="Georgia" style:font-size-complex="10.5pt" style:language-complex="zxx" style:country-complex="none"/>
    </style:style>
    <style:style style:name="P14"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5" style:family="paragraph" style:parent-style-name="_5b_Normal_5d_">
      <style:paragraph-properties fo:margin-top="0in" fo:margin-bottom="0in" fo:line-height="100%"/>
      <style:text-properties fo:color="#000000" fo:font-size="10.5pt" fo:background-color="#ffffff" style:font-size-asian="10.5pt" style:font-size-complex="10.5pt"/>
    </style:style>
    <style:style style:name="P16" style:family="paragraph" style:parent-style-name="BODY">
      <style:paragraph-properties fo:margin-top="0in" fo:margin-bottom="0in" fo:line-height="100%"/>
      <style:text-properties fo:color="#000000" style:font-name="Georgia" fo:font-size="10.5pt" fo:background-color="#ffffff" style:font-size-asian="10.5pt" style:font-size-complex="10.5pt"/>
    </style:style>
    <style:style style:name="P17" style:family="paragraph" style:parent-style-name="BODY">
      <style:paragraph-properties fo:margin-top="0in" fo:margin-bottom="0in" fo:line-height="100%"/>
      <style:text-properties fo:color="#000000" fo:font-size="10.5pt" fo:background-color="#ffffff" style:font-size-asian="10.5pt" style:font-size-complex="10.5pt"/>
    </style:style>
    <style:style style:name="T1" style:family="text">
      <style:text-properties fo:font-weight="bold" style:font-weight-asian="bold" style:font-name-complex="Times New Roman"/>
    </style:style>
    <style:style style:name="T2" style:family="text">
      <style:text-properties fo:font-weight="bold" style:font-weight-asian="bold" style:font-weight-complex="bold"/>
    </style:style>
    <style:style style:name="T3" style:family="text">
      <style:text-properties fo:font-weight="bold" fo:background-color="#ffffff" style:font-weight-asian="bold" style:font-weight-complex="bold"/>
    </style:style>
    <style:style style:name="T4" style:family="text">
      <style:text-properties style:font-name-complex="Times New Roman"/>
    </style:style>
    <style:style style:name="T5" style:family="text">
      <style:text-properties style:font-name="Georgia" fo:font-size="10.5pt" fo:font-weight="bold" style:font-size-asian="10.5pt" style:font-weight-asian="bold" style:font-name-complex="Times New Roman" style:font-size-complex="10.5pt"/>
    </style:style>
    <style:style style:name="T6" style:family="text">
      <style:text-properties style:font-name="Georgia" style:font-name-complex="Times New Roman"/>
    </style:style>
    <style:style style:name="T7" style:family="text">
      <style:text-properties style:font-name="Georgia" fo:language="zxx" fo:country="none" style:font-name-asian="Georgia" style:language-asian="zxx" style:country-asian="none" style:font-name-complex="Georgia" style:language-complex="zxx" style:country-complex="none"/>
    </style:style>
    <style:style style:name="T8" style:family="text">
      <style:text-properties style:font-name="Georgia"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9" style:family="text">
      <style:text-properties style:font-name="Georgia" fo:language="zxx" fo:country="none" style:text-underline-style="none" style:font-name-asian="Georgia" style:language-asian="zxx" style:country-asian="none" style:font-name-complex="Georgia" style:language-complex="zxx" style:country-complex="none"/>
    </style:style>
    <style:style style:name="T10" style:family="text">
      <style:text-properties fo:language="zxx" fo:country="none" style:font-name-asian="Georgia" style:language-asian="zxx" style:country-asian="none" style:font-name-complex="Georgia" style:language-complex="zxx" style:country-complex="none"/>
    </style:style>
    <style:style style:name="T11" style:family="text">
      <style:text-properties fo:language="zxx" fo:country="none" style:text-underline-style="solid" style:text-underline-width="auto" style:text-underline-color="font-color" style:font-name-asian="Georgia" style:language-asian="zxx" style:country-asian="none" style:font-name-complex="Georgia" style:language-complex="zxx" style:country-complex="none"/>
    </style:style>
    <style:style style:name="T12"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13"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4" style:family="text">
      <style:text-properties fo:color="#000000" style:font-name="Georgia" fo:font-size="10.5pt" fo:language="zxx" fo:country="none" style:text-underline-style="solid" style:text-underline-width="auto" style:text-underline-color="font-color"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5" style:family="text">
      <style:text-properties fo:color="#000000" style:font-name="Georgia" fo:font-size="10.5pt" fo:font-weight="normal" style:font-size-asian="10.5pt" style:font-weight-asian="normal" style:font-name-complex="Times New Roman" style:font-size-complex="10.5pt" style:font-weight-complex="normal"/>
    </style:style>
    <style:style style:name="T16" style:family="text">
      <style:text-properties fo:color="#000000" style:font-name="Georgia" fo:background-color="#ffffff" style:font-name-complex="Times New Roman"/>
    </style:style>
    <style:style style:name="T17" style:family="text">
      <style:text-properties fo:color="#000000" style:font-name="Georgia" fo:language="zxx" fo:country="none" fo:background-color="#ffffff" style:font-name-asian="Georgia" style:language-asian="zxx" style:country-asian="none" style:font-name-complex="Georgia" style:language-complex="zxx" style:country-complex="none"/>
    </style:style>
    <style:style style:name="T18" style:family="text">
      <style:text-properties fo:color="#000000" style:font-name="Georgia" style:text-underline-style="solid" style:text-underline-width="auto" style:text-underline-color="font-color" fo:background-color="#ffffff" style:font-name-complex="Times New Roman"/>
    </style:style>
    <style:style style:name="T19" style:family="text">
      <style:text-properties fo:background-color="#ffffff"/>
    </style:style>
    <style:style style:name="T20" style:family="text">
      <style:text-properties fo:language="none" fo:country="none" style:language-asian="none" style:country-asian="none" style:language-complex="none" style:country-complex="none"/>
    </style:style>
    <style:style style:name="T21" style:family="text">
      <style:text-properties style:text-underline-style="solid" style:text-underline-width="auto" style:text-underline-color="font-color"/>
    </style:style>
    <style:style style:name="T22"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alse Accusations</text:p>
      <text:p text:style-name="P1"><text:span text:style-name="T1">Read:</text:span><text:span text:style-name="T4"> Genesis 39:7-20</text:span></text:p>
      <text:p text:style-name="P2"/>
      <text:p text:style-name="P4"><text:span text:style-name="T5">Text:</text:span><text:span text:style-name="T15"> </text:span><text:span text:style-name="T13">Revelation 12:10 “And I heard a loud voice saying in heaven, Now is come salvation, and strength, and the kingdom of our God, and the power of his Christ: for </text:span><text:span text:style-name="T14">the accuser of our brethren</text:span><text:span text:style-name="T13"> is cast down, which accused them before our God day and night.”</text:span></text:p>
      <text:p text:style-name="P3"/>
      <text:h text:style-name="P5" text:outline-level="3"><text:span text:style-name="T1">Introduction:</text:span><text:span text:style-name="T4"> The past several weeks America watched as a nominee for the Supreme Court was accused by several people of behavior that should have kept him off of the court. If this behavior had been reported to any local police department (with evidence or collaborating testimony) it would have sent this man to prison. </text:span></text:h>
      <text:h text:style-name="P3" text:outline-level="3"><text:s text:c="2"/>This message is not an attempt to take sides in the debate but to point out the frustration one has when they are accused falsely. I am old enough to remember the Clarence Thomas hearings and see the same anger that we saw with this nominee. Most people watching both of these hearings came to believe that the accuser was not truthful. </text:h>
      <text:h text:style-name="P7" text:outline-level="3"><text:span text:style-name="T6"><text:s text:c="2"/></text:span><text:span text:style-name="T18">Lying is a part of every other sin</text:span><text:span text:style-name="T16">. At a minimum we justify our sins by lying to ourselves. Perhaps that is why the scriptures say: “...</text:span><text:span text:style-name="T17">all liars, shall have their part in the lake which burneth with fire...”</text:span></text:h>
      <text:h text:style-name="P9" text:outline-level="3"/>
      <text:h text:style-name="P8" text:outline-level="3"><text:span text:style-name="T12">Joseph</text:span><text:span text:style-name="T10"> was the best slave that Potiphar ever had. He was a natural leader who soon made his master richer than he had been before. A married woman (Potiphar's wife) was attracted to him and lusted after him. How was a Godly man to deal with this? He was a slave and couldn't leave the situation. It was his masters wife so he couldn't report her to his master. He carefully stayed out of her way as much as possible but there came a time when this failed. His choices were limited; he tried to persuade her that it wasn't personal but he could not sin against God. When this didn't work he chose to run rather than to sin. </text:span></text:h>
      <text:h text:style-name="P9" text:outline-level="3"><text:s text:c="2"/>Surely he would be honored for his Godly response! Nope! He was thrown into prison indefinitely. </text:h>
      <text:h text:style-name="P9" text:outline-level="3"/>
      <text:h text:style-name="P8" text:outline-level="3"><text:span text:style-name="T12">Paul's</text:span><text:span text:style-name="T10"> testimony of change from the Christians' most ardent enemy to the greatest defender of Christianity was a frustration to his past employers. In Acts 22 he is arrested and the rest of the book of Acts deals with his attempt to wittness to those who imprison him while pointing out the falsehoods that led to his incarceration.</text:span></text:h>
      <text:h text:style-name="P9" text:outline-level="3"/>
      <text:h text:style-name="P8" text:outline-level="3"><text:span text:style-name="T12">Jesus</text:span><text:span text:style-name="T10"> spent every waking moment ministering to the people. He gently pointed out the kindness and generosity of the new covenant while healing many that were sick, raising several from the dead and casting out devils and demons from those who were possessed. He fed thousands of hungry people. He answered every honest question and most of the other questions that were asked (hoping to trip Him up). He was not afraid to challenge the Jewish leaders with the truth. So why didn't they yeild to His wisdom? What caused the Jewish leaders to report so many falsehoods against Him. What caused them to go directly against the commandment that they so loudly proclaimed in their temple discourses? "Thou shalt not bear false witness against thy neighbour."?</text:span></text:h>
      <text:h text:style-name="P9" text:outline-level="3"/>
      <text:h text:style-name="P11" text:outline-level="3"><text:span text:style-name="T3">Satan</text:span><text:span text:style-name="T19"> is the purveyer of all falsehoods. Jesus said of satan: "...</text:span><text:span text:style-name="T20">there is no truth in him. When he speaketh a lie, he speaketh of his own: for he is a liar, and the father of it.” Satan inspired Potiphar's wife to accuse Joseph. Satan inspired Paul's accusers. Satan was the motivator of all who spoke against Christ.</text:span></text:h>
      <text:h text:style-name="P12" text:outline-level="3"><text:span text:style-name="T20"><text:s text:c="2"/>Although Paul encourages us with the words that all things work together for good it still hurts when we are lied about. Even though God brought Joseph out of prison he suffered all of the indignities of incarceration for years because of the lie. </text:span></text:h>
      <text:h text:style-name="P10" text:outline-level="3"/>
      <text:h text:style-name="P9" text:outline-level="3"><text:span text:style-name="T2">Conclude:</text:span> What lie is satan telling you today? The answer is simple: whatever <text:s/>will distract you from doing the will of the Father. If you are not saved <text:span text:style-name="T21">he will tell you that you are saved</text:span> or that <text:span text:style-name="T21">you don't need to be saved</text:span> or that <text:span text:style-name="T21">there are many ways to God and that any way to God is good</text:span><text:span text:style-name="T22">. </text:span></text:h>
      <text:p text:style-name="P17"><text:span text:style-name="T7"><text:s text:c="2"/>Perhaps he is telling you that your situation is more important than doing the things that God is speaking to your heart right now.</text:span></text:p>
      <text:p text:style-name="P15"><text:span text:style-name="T7"><text:s text:c="2"/>In order to have a personal revival we must live a Godly life and do just the opposite of what comes out of satan's mouth. </text:span></text:p>
      <text:p text:style-name="P15"><text:span text:style-name="T7"><text:s text:c="2"/>When others spend time accusing the true believer with falsehoods it is a sign that we on the right track. </text:span><text:span text:style-name="T8">Stop focusing on the false accuasations and ask God what is the best way that you can please Him in this very moment.</text:span><text:span text:style-name="T9"> Peter said this: "</text:span><text:span text:style-name="T7">Having a good conscience; that, whereas they speak evil of you, as of evildoers, they may be ashamed that falsely accuse your good conversation in Christ."</text:span></text:p>
      <text:p text:style-name="P13"/>
      <text:p text:style-name="P16"><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8-10-13T22:02:25.12</dc:date>
    <meta:editing-duration>PT13H23M49S</meta:editing-duration>
    <meta:generator>OpenOffice/4.1.3$Win32 OpenOffice.org_project/413m1$Build-9783</meta:generator>
    <meta:printed-by>Joel Tice</meta:printed-by>
    <meta:print-date>2018-10-13T21:59:59.73</meta:print-date>
    <meta:document-statistic meta:table-count="0" meta:image-count="0" meta:object-count="0" meta:page-count="1" meta:paragraph-count="16" meta:word-count="812" meta:character-count="44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